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ventura" text:style-name="Internet_20_link" text:visited-style-name="Visited_20_Internet_20_Link"><text:span text:style-name="T3">Aventura</text:span></text:a></text:p>
      <text:p text:style-name="Standard"><text:a xlink:type="simple" xlink:href="https://search.worldcat.org/fr/search?q=su%3AFicción%20clásica" text:style-name="Internet_20_link" text:visited-style-name="Visited_20_Internet_20_Link"><text:span text:style-name="T3">Ficción clásica</text:span></text:a></text:p>
      <text:p text:style-name="Standard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5:09.697000000</dc:date>
    <meta:editing-duration>PT2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3" meta:character-count="23" meta:non-whitespace-character-count="22"/>
  </office:meta>
</office:document-meta>
</file>